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08cm"/>
    </style:style>
    <style:style style:name="P2" style:family="paragraph" style:parent-style-name="Standard" style:master-page-name="">
      <style:paragraph-properties fo:margin-top="0cm" fo:margin-bottom="0.508cm" style:page-number="auto"/>
    </style:style>
    <style:style style:name="P3" style:family="paragraph" style:parent-style-name="Standard">
      <style:paragraph-properties fo:margin-top="0cm" fo:margin-bottom="0.508cm"/>
    </style:style>
    <style:style style:name="P4" style:family="paragraph" style:parent-style-name="Standard" style:master-page-name="">
      <style:paragraph-properties fo:margin-top="0cm" fo:margin-bottom="0cm" style:page-number="auto"/>
    </style:style>
    <style:style style:name="P5" style:family="paragraph" style:parent-style-name="Standard">
      <style:paragraph-properties fo:margin-top="0cm" fo:margin-bottom="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placeholder text:placeholder-type="text">&lt;for each="party in objects"&gt;</text:placeholder></text:p>
        <text:p text:style-name="P4"><text:placeholder text:placeholder-type="text">&lt;party.full_name&gt;</text:placeholder></text:p>
        <text:p text:style-name="P1"><text:placeholder text:placeholder-type="text">&lt;if test="party.addresses"&gt;</text:placeholder></text:p>
        <text:p text:style-name="P1"><text:placeholder text:placeholder-type="text">&lt;for each="line in party.addresses[0].full_address.split('\n')"&gt;</text:placeholder></text:p>
        <text:p text:style-name="P5"><text:placeholder text:placeholder-type="text">&lt;line&gt;</text:placeholder></text:p>
        <text:p text:style-name="P1"><text:placeholder text:placeholder-type="text">&lt;/for&gt;</text:placeholder></text:p>
        <text:p text:style-name="P1"><text:placeholder text:placeholder-type="text">&lt;/if&gt;</text:placeholder></text:p>
        <text:p text:style-name="P1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45</meta:creation-date>
    <dc:date>2008-10-22T19:21:28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0" meta:character-count="11"/>
  </office:meta>
</office:document-meta>
</file>